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6cm" style:rel-column-width="21840*"/>
    </style:style>
    <style:style style:name="Tabela3.B" style:family="table-column">
      <style:table-column-properties style:column-width="4.845cm" style:rel-column-width="18678*"/>
    </style:style>
    <style:style style:name="Tabela3.C" style:family="table-column">
      <style:table-column-properties style:column-width="6.489cm" style:rel-column-width="25017*"/>
    </style:style>
    <style:style style:name="Tabela3.1" style:family="table-row">
      <style:table-row-properties style:min-row-height="0.476cm"/>
    </style:style>
    <style:style style:name="Tabela3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a3.2" style:family="table-row">
      <style:table-row-properties style:min-row-height="0.344cm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6cm" style:rel-column-width="21840*"/>
    </style:style>
    <style:style style:name="Tabela14.B" style:family="table-column">
      <style:table-column-properties style:column-width="4.845cm" style:rel-column-width="18678*"/>
    </style:style>
    <style:style style:name="Tabela14.C" style:family="table-column">
      <style:table-column-properties style:column-width="6.489cm" style:rel-column-width="25017*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995cm" table:align="left"/>
    </style:style>
    <style:style style:name="Tabela17.A" style:family="table-column">
      <style:table-column-properties style:column-width="5.098cm"/>
    </style:style>
    <style:style style:name="Tabela17.B" style:family="table-column">
      <style:table-column-properties style:column-width="5.099cm"/>
    </style:style>
    <style:style style:name="Tabela17.C" style:family="table-column">
      <style:table-column-properties style:column-width="3.399cm"/>
    </style:style>
    <style:style style:name="Tabela17.1" style:family="table-row">
      <style:table-row-properties style:min-row-height="0.386cm"/>
    </style:style>
    <style:style style:name="Tabela17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7.D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none" fo:border-right="0.002cm solid #000000" fo:border-top="none" fo:border-bottom="0.002cm solid #000000"/>
    </style:style>
    <style:style style:name="Tabela5.B1" style:family="table-cell">
      <style:table-cell-properties fo:padding="0.097cm" fo:border-left="none" fo:border-right="none" fo:border-top="none" fo:border-bottom="0.002cm solid #000000"/>
    </style:style>
    <style:style style:name="Tabela5.2" style:family="table-row">
      <style:table-row-properties style:min-row-height="0.293cm"/>
    </style:style>
    <style:style style:name="Tabela5.A2" style:family="table-cell">
      <style:table-cell-properties fo:padding="0.097cm" fo:border-left="none" fo:border-right="0.002cm solid #000000" fo:border-top="0.002cm solid #000000" fo:border-bottom="none"/>
    </style:style>
    <style:style style:name="Tabela5.B2" style:family="table-cell">
      <style:table-cell-properties fo:padding="0.097cm" fo:border-left="none" fo:border-right="none" fo:border-top="0.002cm solid #000000" fo:border-bottom="none"/>
    </style:style>
    <style:style style:name="Tabela5.A3" style:family="table-cell">
      <style:table-cell-properties fo:padding="0.097cm" fo:border-left="none" fo:border-right="0.002cm solid #000000" fo:border-top="none" fo:border-bottom="none"/>
    </style:style>
    <style:style style:name="Tabela5.B3" style:family="table-cell">
      <style:table-cell-properties fo:padding="0.097cm" fo:border="none"/>
    </style:style>
    <style:style style:name="P1" style:family="paragraph" style:parent-style-name="Standard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00" style:font-name="Tahoma" fo:font-size="12pt" fo:language="pt" fo:country="BR" fo:font-style="normal" style:font-size-asian="12pt" style:font-style-asian="normal" style:font-name-complex="Tahoma" style:font-size-complex="12pt" style:font-style-complex="normal"/>
    </style:style>
    <style:style style:name="P2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ahoma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0pt" style:font-size-asian="10pt" style:font-name-complex="Tahoma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Table_20_Contents">
      <style:text-properties style:font-name="Tahoma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Tahoma" fo:font-size="12pt" style:font-size-asian="12pt" style:font-name-complex="Tahoma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ahoma" fo:font-size="12pt" fo:language="pt" fo:country="BR" fo:font-style="normal" style:font-size-asian="12pt" style:font-style-asian="normal" style:font-name-complex="Tahoma" style:font-size-complex="12pt" style:font-style-complex="normal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text-properties style:font-name="Arial" fo:font-size="8pt" style:font-size-asian="8pt" style:font-size-complex="8pt"/>
    </style:style>
    <style:style style:name="P14" style:family="paragraph" style:parent-style-name="Standard" style:list-style-name="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P15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/>
    </style:style>
    <style:style style:name="P16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P17" style:family="paragraph" style:parent-style-name="Standard" style:list-style-name="L3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ff" style:font-name="Tahoma" fo:font-size="8pt" fo:language="pt" fo:country="BR" fo:font-style="italic" style:font-size-asian="8pt" style:font-style-asian="italic" style:font-name-complex="Tahoma" style:font-size-complex="8pt" style:font-style-complex="italic"/>
    </style:style>
    <style:style style:name="P18" style:family="paragraph" style:parent-style-name="Standard" style:list-style-name="L4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ff" style:font-name="Tahoma" fo:font-size="8pt" fo:language="pt" fo:country="BR" fo:font-style="italic" style:font-size-asian="8pt" style:font-style-asian="italic" style:font-name-complex="Tahoma" style:font-size-complex="8pt" style:font-style-complex="italic"/>
    </style:style>
    <style:style style:name="P19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21" style:family="paragraph" style:parent-style-name="Standard" style:list-style-name="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 style:list-style-name="L2">
      <style:paragraph-properties fo:margin-left="0.504cm" fo:margin-right="0cm" fo:text-indent="-0.482cm" style:auto-text-indent="false">
        <style:tab-stops>
          <style:tab-stop style:position="0.168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2">
      <style:paragraph-properties fo:margin-left="0.504cm" fo:margin-right="0cm" fo:text-align="justify" style:justify-single-word="false" fo:text-indent="-0.482cm" style:auto-text-indent="false">
        <style:tab-stops>
          <style:tab-stop style:position="0.168cm"/>
        </style:tab-stops>
      </style:paragraph-properties>
      <style:text-properties fo:color="#000000" style:font-name="Tahoma" fo:font-size="12pt" fo:language="pt" fo:country="BR" fo:font-style="normal" style:font-size-asian="12pt" style:font-style-asian="normal" style:font-name-complex="Tahoma" style:font-size-complex="12pt" style:font-style-complex="normal"/>
    </style:style>
    <style:style style:name="P24" style:family="paragraph" style:parent-style-name="Standard" style:list-style-name="L2">
      <style:paragraph-properties fo:margin-left="0.023cm" fo:margin-right="0cm" fo:text-indent="0cm" style:auto-text-indent="false">
        <style:tab-stops>
          <style:tab-stop style:position="0.168cm"/>
        </style:tab-stops>
      </style:paragraph-properties>
      <style:text-properties fo:color="#000000" style:font-name="Tahoma" fo:font-size="12pt" fo:language="pt" fo:country="BR" fo:font-style="normal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T2" style:family="text">
      <style:text-properties fo:font-variant="normal" fo:text-transform="none" fo:color="#0000ff" style:font-name="Tahoma" fo:font-size="8pt" fo:letter-spacing="normal" fo:language="pt" fo:country="BR" fo:font-style="italic" fo:font-weight="normal" fo:background-color="transparent" style:font-size-asian="8pt" style:font-style-asian="italic" style:font-weight-asian="normal" style:font-name-complex="Tahoma" style:font-size-complex="8pt" style:font-style-complex="italic"/>
    </style:style>
    <style:style style:name="T3" style:family="text">
      <style:text-properties fo:font-variant="normal" fo:text-transform="none" fo:color="#0000ff" style:font-name="Tahoma" fo:font-size="8pt" fo:letter-spacing="normal" fo:language="pt" fo:country="BR" fo:font-style="italic" style:text-underline-style="solid" style:text-underline-width="auto" style:text-underline-color="font-color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T4" style:family="text">
      <style:text-properties fo:font-variant="normal" fo:text-transform="none" fo:color="#0000ff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T5" style:family="text">
      <style:text-properties style:font-name-asian="Calibri" style:language-asian="zh" style:country-asian="CN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63047" text:style-name="L2">
        <text:list-item>
          <text:p text:style-name="P22">PATROCINADOR</text:p>
          <text:p text:style-name="P15">&lt;Identificar o patrocinador do projeto.&gt;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">Nome</text:p>
          </table:table-cell>
          <table:table-cell table:style-name="Tabela3.A1" office:value-type="string">
            <text:p text:style-name="P5">Telefone(s)</text:p>
          </table:table-cell>
          <table:table-cell table:style-name="Tabela3.C1" office:value-type="string">
            <text:p text:style-name="P5">E-mail</text:p>
          </table:table-cell>
        </table:table-row>
        <table:table-row table:style-name="Tabela3.2"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5"/>
          </table:table-cell>
          <table:table-cell table:style-name="Tabela3.C2" office:value-type="string">
            <text:p text:style-name="P5"/>
          </table:table-cell>
        </table:table-row>
      </table:table>
      <text:p text:style-name="P1"/>
      <text:list xml:id="list31576018" text:continue-numbering="true" text:style-name="L2">
        <text:list-item>
          <text:p text:style-name="P22">PARTES INTERESSADAS</text:p>
        </text:list-item>
      </text:list>
      <text:list xml:id="list31562849" text:style-name="L3">
        <text:list-header>
          <text:p text:style-name="P17">&lt;Identificar as pessoas e entidades que apresentem algum interesse (favorável ou não) nos resultados do projeto.&gt;</text:p>
        </text:list-header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5">Nome</text:p>
          </table:table-cell>
          <table:table-cell table:style-name="Tabela14.A1" office:value-type="string">
            <text:p text:style-name="P5">Telefone(s)</text:p>
          </table:table-cell>
          <table:table-cell table:style-name="Tabela14.C1" office:value-type="string">
            <text:p text:style-name="P5">E-mail</text:p>
          </table:table-cell>
        </table:table-row>
        <table:table-row>
          <table:table-cell table:style-name="Tabela14.A2" office:value-type="string">
            <text:p text:style-name="P6"/>
          </table:table-cell>
          <table:table-cell table:style-name="Tabela14.A2" office:value-type="string">
            <text:p text:style-name="P5"/>
          </table:table-cell>
          <table:table-cell table:style-name="Tabela14.C2" office:value-type="string">
            <text:p text:style-name="P5"/>
          </table:table-cell>
        </table:table-row>
      </table:table>
      <text:p text:style-name="P1"/>
      <text:list xml:id="list31574358" text:continue-list="list31576018" text:style-name="L2">
        <text:list-item text:start-value="1">
          <text:p text:style-name="P22">EQUIPE DA ANÁLISE DE VIABILIDADE</text:p>
        </text:list-item>
      </text:list>
      <text:list xml:id="list31559626" text:style-name="L4">
        <text:list-header>
          <text:p text:style-name="P18">&lt;Identificar os integrantes da equipe que realizará os estudos para verificar se o <text:s/>projeto é viável ou não. Identificar por exemplo o integrante técnico, administrativo e requisitante.&gt;</text:p>
        </text:list-header>
      </text:list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2"/>
        <table:table-row table:style-name="Tabela17.1">
          <table:table-cell table:style-name="Tabela17.A1" office:value-type="string">
            <text:p text:style-name="P8">Nome</text:p>
          </table:table-cell>
          <table:table-cell table:style-name="Tabela17.A1" office:value-type="string">
            <text:p text:style-name="P8">Cargo / Função</text:p>
          </table:table-cell>
          <table:table-cell table:style-name="Tabela17.A1" office:value-type="string">
            <text:p text:style-name="P8">Telefone(s)</text:p>
          </table:table-cell>
          <table:table-cell table:style-name="Tabela17.D1" office:value-type="string">
            <text:p text:style-name="P8">E-mail</text:p>
          </table:table-cell>
        </table:table-row>
        <table:table-row>
          <table:table-cell table:style-name="Tabela17.A2" office:value-type="string">
            <text:p text:style-name="P6"/>
          </table:table-cell>
          <table:table-cell table:style-name="Tabela17.A2" office:value-type="string">
            <text:p text:style-name="P5"/>
          </table:table-cell>
          <table:table-cell table:style-name="Tabela17.A2" office:value-type="string">
            <text:p text:style-name="P5"/>
          </table:table-cell>
          <table:table-cell table:style-name="Tabela17.D2" office:value-type="string">
            <text:p text:style-name="P5"/>
          </table:table-cell>
        </table:table-row>
      </table:table>
      <text:p text:style-name="P1"/>
      <text:list xml:id="list31578890" text:continue-list="list31574358" text:style-name="L2">
        <text:list-item text:start-value="1">
          <text:p text:style-name="P22">NECESSIDADE</text:p>
          <text:p text:style-name="P16">&lt;Descrever o problema que se deseja resolver por meio do projeto. Se possível, apresentar dados numéricos que dêem sustentação à demanda (custos, desperdício de recursos, etc).&gt;</text:p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1561200" text:continue-numbering="true" text:style-name="L2">
        <text:list-item>
          <text:p text:style-name="P22">ALINHAMENTO ESTRATÉGICO</text:p>
          <text:p text:style-name="P19"><text:span text:style-name="T1">&lt;Descrever o alinhamento da demanda com os instrumentos de planejamento institucional, como por exemplo: Plano Plurianual (PPA), Planejamento Estratégico Institucional (PEI), Planejamento Estratégico de Tecnologia da Informação (PETI), Estratégia Geral de Tecnologia da Informação (EGTI), Plano Diretor de Tecnologia da Informação (PDTI), etc. </text:span><text:span text:style-name="T3">Esse item consta no Documento de Oficialização da Demanda (DOD) pode ser complementado/revisado neste documento.</text:span><text:span text:style-name="T1">&gt;</text:span>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1561009" text:continue-numbering="true" text:style-name="L2">
        <text:list-item>
          <text:p text:style-name="P22">REQUISITOS BÁSICOS</text:p>
          <text:p text:style-name="P16">&lt;Descrever os principais requisitos identificados para o projeto, a partir da requisição da área solicitante. Os requisitos podem ser: de negócio, tecnológico, recursos humanos, legais, segurança, sociais, ambientais e culturais, etc.&gt;</text:p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"/>
            <text:p text:style-name="P6"/>
            <text:p text:style-name="P6"/>
          </table:table-cell>
        </table:table-row>
      </table:table>
      <text:list xml:id="list31573960" text:continue-numbering="true" text:style-name="L2">
        <text:list-header>
          <text:p text:style-name="P23"/>
        </text:list-header>
        <text:list-item>
          <text:p text:style-name="P22">SOLUÇÕES POSSÍVEIS</text:p>
          <text:p text:style-name="P16">&lt;Listar as <text:span text:style-name="T5">possibilidades de atendimento da necessidade, com análise das vantagens e desvantagens de cada opção. Devem ser avaliadas as soluções disponíveis no Portal de Software Público, se já existe uma solução parecida em outros órgãos, se estão nos padrões e-Ping, e-Mag, e-Arq e de acordo com regulamentações da ICP-Brasil.&gt;</text:span></text:p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/>
            <text:p text:style-name="P6"/>
            <text:p text:style-name="P6"><text:soft-page-break/></text:p>
          </table:table-cell>
        </table:table-row>
      </table:table>
      <text:list xml:id="list31563369" text:continue-numbering="true" text:style-name="L2">
        <text:list-header>
          <text:p text:style-name="P24"/>
        </text:list-header>
        <text:list-item>
          <text:p text:style-name="P22">VIABILIDADE TÉCNICA</text:p>
          <text:p text:style-name="P16">&lt;<text:span text:style-name="T5">Avaliar a viabilidade técnica do projeto, observando a capacidade técnica da organização para realizar o projeto, estrutura física (material e estrutural) e de pessoal (conhecimento técnico).</text:span>&gt;</text:p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1559950" text:continue-numbering="true" text:style-name="L2">
        <text:list-item>
          <text:p text:style-name="P22">VIABILIDADE FINANCEIRA</text:p>
          <text:p text:style-name="P16">&lt;Levantar e avaliar os custos estimados para cada solução possível e v<text:span text:style-name="T5">erificar a disponibilidade orçamentária para a execução do projeto.</text:span>&gt;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1576204" text:continue-numbering="true" text:style-name="L2">
        <text:list-item>
          <text:p text:style-name="P22">VIABILIDADE INSTITUCIONAL</text:p>
          <text:p text:style-name="P16">&lt;Avaliar ambiente institucional, o que inclui o clima político e organizacional para a realização do projeto, identificando possíveis entraves e oportunidades, assim como o impacto dos resultados do projeto sobre as rotinas da instituição.&gt;</text:p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1562500" text:continue-numbering="true" text:style-name="L2">
        <text:list-item>
          <text:p text:style-name="P22">INDICAÇÃO DE SOLUÇÃO</text:p>
          <text:p text:style-name="P19"><text:span text:style-name="T1">&lt;Indicar a solução escolhida e</text:span><text:span text:style-name="T2">stimando o tempo <text:s/>para implantação da solução </text:span><text:span text:style-name="T1">e justificá-la, observando o alinhamento da estratégia da organização e a necessidade de negócio</text:span><text:span text:style-name="T2">.&gt;</text:span></text:p>
        </text:list-item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6"/>
            <text:p text:style-name="P6"/>
            <text:p text:style-name="P6"/>
          </table:table-cell>
        </table:table-row>
      </table:table>
      <text:p text:style-name="P9"/>
      <text:list xml:id="list31585084" text:continue-numbering="true" text:style-name="L2">
        <text:list-item>
          <text:p text:style-name="P22">PARECER SOBRE A CONTINUIDADE</text:p>
          <text:p text:style-name="P16">&lt;Os envolvidos na elaboração deste documento deverá deliberar sobre a continuidade ou não do projeto e justificar. Obs. colocar a data da decisão e descrever o nome e seus respectivos cargos dos responsáveis pela aprovação.&gt;</text:p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"/>
            <text:p text:style-name="P6"/>
            <text:p text:style-name="P6"/>
          </table:table-cell>
        </table:table-row>
      </table:table>
      <text:p text:style-name="P10"/>
      <text:list xml:id="list31558775" text:continue-numbering="true" text:style-name="L2">
        <text:list-item>
          <text:p text:style-name="P22">ASSINATURA</text:p>
          <text:p text:style-name="P16">&lt;Inserir o(s) nome(s) do(s) envolvido(s) na elaboração do Análise de Viabilidade do Projeto (AVP).&gt;</text:p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/>
          </table:table-cell>
          <table:table-cell table:style-name="Tabela5.B1" office:value-type="string">
            <text:p text:style-name="P7"/>
          </table:table-cell>
        </table:table-row>
        <table:table-row table:style-name="Tabela5.2">
          <table:table-cell table:style-name="Tabela5.A2" office:value-type="string">
            <text:list xml:id="list31572244" text:continue-numbering="true" text:style-name="L2">
              <text:list-header>
                <text:p text:style-name="P20">Nome: <text:span text:style-name="T4">&lt;Nome do responsável&gt;</text:span></text:p>
              </text:list-header>
            </text:list>
          </table:table-cell>
          <table:table-cell table:style-name="Tabela5.B2" office:value-type="string">
            <text:list xml:id="list31568007" text:continue-numbering="true" text:style-name="L2">
              <text:list-header>
                <text:p text:style-name="P20">Nome: <text:span text:style-name="T4">&lt;Nome do responsável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1576011" text:continue-numbering="true" text:style-name="L2">
              <text:list-header>
                <text:p text:style-name="P20">Cargo/Função: <text:span text:style-name="T4">&lt;Nome do cargo ou função&gt;</text:span></text:p>
              </text:list-header>
            </text:list>
          </table:table-cell>
          <table:table-cell table:style-name="Tabela5.B3" office:value-type="string">
            <text:list xml:id="list31566041" text:continue-numbering="true" text:style-name="L2">
              <text:list-header>
                <text:p text:style-name="P20">Cargo/Função: <text:span text:style-name="T4">&lt;Nome do cargo ou função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1570446" text:continue-numbering="true" text:style-name="L2">
              <text:list-header>
                <text:p text:style-name="P20">Data: <text:span text:style-name="T4">&lt;dd/mm/aaaa&gt;</text:span></text:p>
              </text:list-header>
            </text:list>
          </table:table-cell>
          <table:table-cell table:style-name="Tabela5.B3" office:value-type="string">
            <text:list xml:id="list31567494" text:continue-numbering="true" text:style-name="L2">
              <text:list-header>
                <text:p text:style-name="P20">Data: <text:span text:style-name="T4">&lt;dd/mm/aaaa&gt;</text:span>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1.681cm"/>
    </style:style>
    <style:style style:name="Tabela2.B" style:family="table-column">
      <style:table-column-properties style:column-width="0.667cm"/>
    </style:style>
    <style:style style:name="Tabela2.C" style:family="table-column">
      <style:table-column-properties style:column-width="1.743cm"/>
    </style:style>
    <style:style style:name="Tabela2.D" style:family="table-column">
      <style:table-column-properties style:column-width="3.087cm"/>
    </style:style>
    <style:style style:name="Tabela2.E" style:family="table-column">
      <style:table-column-properties style:column-width="7.37cm"/>
    </style:style>
    <style:style style:name="Tabela2.F" style:family="table-column">
      <style:table-column-properties style:column-width="2.448cm"/>
    </style:style>
    <style:style style:name="Tabela2.1" style:family="table-row">
      <style:table-row-properties style:min-row-height="0.492cm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style:vertical-align="middle" fo:padding="0.097cm" fo:border="0.002cm solid #000000"/>
    </style:style>
    <style:style style:name="Tabela2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.C4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MP1" style:family="paragraph" style:parent-style-name="Standard" style:list-style-name="M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MP2" style:family="paragraph" style:parent-style-name="Standard" style:list-style-name="M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ahoma"/>
    </style:style>
    <style:style style:name="MP5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 table:style-name="Tabela2.1">
            <table:table-cell table:style-name="Tabela2.A1" office:value-type="string">
              <text:list xml:id="list31561004" text:style-name="ML1">
                <text:list-header>
                  <text:p text:style-name="MP1">&lt;Inserir logo.&gt;</text:p>
                </text:list-header>
              </text:list>
            </table:table-cell>
            <table:table-cell table:style-name="Tabela2.B1" table:number-columns-spanned="4" office:value-type="string">
              <text:list xml:id="list31570950" text:continue-numbering="true" text:style-name="ML1">
                <text:list-header>
                  <text:p text:style-name="MP2">&lt;Inserir nome do Ministério.&gt;</text:p>
                  <text:p text:style-name="MP2">&lt;Inserir nome da Secretaria/Departamento/Setor/Entidade.&gt;</text:p>
                </text:list-header>
              </text:list>
              <text:p text:style-name="MP3"/>
            </table:table-cell>
            <table:covered-table-cell/>
            <table:covered-table-cell/>
            <table:covered-table-cell/>
            <table:table-cell table:style-name="Tabela2.F1" office:value-type="string">
              <text:p text:style-name="MP4"><draw:frame draw:style-name="Mfr1" draw:name="figura114" text:anchor-type="as-char" svg:width="2.141cm" svg:height="1.058cm" draw:z-index="1"><draw:image xlink:href="Pictures/1000000000000382000001BBDE15DA4B.png" xlink:type="simple" xlink:show="embed" xlink:actuate="onLoad"/></draw:frame></text:p>
            </table:table-cell>
          </table:table-row>
          <table:table-row>
            <table:table-cell table:style-name="Tabela2.A2" table:number-columns-spanned="6" office:value-type="string">
              <text:p text:style-name="MP5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2" table:number-columns-spanned="6" office:value-type="string">
              <text:p text:style-name="MP6">Análise de Viabilidade do Projeto (AV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4" table:number-columns-spanned="2" office:value-type="string">
              <text:p text:style-name="MP7">Código/Sigla:</text:p>
            </table:table-cell>
            <table:covered-table-cell/>
            <table:table-cell table:style-name="Tabela2.C4">
              <text:p text:style-name="MP7"/>
            </table:table-cell>
            <table:table-cell table:style-name="Tabela2.A4" office:value-type="string">
              <text:p text:style-name="MP7">Nome do Projeto:</text:p>
            </table:table-cell>
            <table:table-cell table:style-name="Tabela2.A2" table:number-columns-spanned="2" office:value-type="string">
              <text:p text:style-name="MP7"/>
            </table:table-cell>
            <table:covered-table-cell/>
          </table:table-row>
        </table:table>
        <text:p text:style-name="Standard"/>
      </style:header>
      <style:footer>
        <text:p text:style-name="MP8">Emitido em <text:date style:data-style-name="N37" text:date-value="2012-03-01T11:43:58.32">01/03/12</text:date> às <text:time style:data-style-name="N41" text:time-value="2012-03-01T11:43:58.32">11:43:58</text:time><text:tab/><text:tab/>Página <text:page-number text:select-page="current">2</text:page-number>/<text:page-count>2</text:page-count> 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creation-date>2011-02-01T16:47:36</meta:creation-date>
    <dc:date>2012-03-01T11:20:51.08</dc:date>
    <meta:print-date>2011-08-26T15:03:21</meta:print-date>
    <dc:language>pt-BR</dc:language>
    <meta:editing-cycles>37</meta:editing-cycles>
    <meta:editing-duration>PT1H45M27S</meta:editing-duration>
    <meta:document-statistic meta:table-count="14" meta:image-count="1" meta:object-count="0" meta:page-count="2" meta:paragraph-count="51" meta:word-count="480" meta:character-count="3407"/>
    <meta:user-defined meta:name="Info 1"/>
    <meta:user-defined meta:name="Info 2"/>
    <meta:user-defined meta:name="Info 3"/>
    <meta:user-defined meta:name="Info 4"/>
  </office:meta>
</office:document-meta>
</file>